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6221" officeooo:paragraph-rsid="00176221" style:font-weight-asian="bold" style:font-weight-complex="bold"/>
    </style:style>
    <style:style style:name="P2" style:family="paragraph" style:parent-style-name="Standard">
      <style:text-properties fo:color="#000000" loext:opacity="100%" style:font-name="IBMPlexMono, monospace," fo:background-color="#fffffe"/>
    </style:style>
    <style:style style:name="P3" style:family="paragraph" style:parent-style-name="Standard">
      <style:text-properties fo:color="#000000" loext:opacity="100%" style:font-name="IBMPlexMono, monospace," fo:font-weight="bold" officeooo:rsid="00176221" officeooo:paragraph-rsid="00176221" fo:background-color="#fffffe" style:font-weight-asian="bold" style:font-weight-complex="bold"/>
    </style:style>
    <style:style style:name="T1" style:family="text">
      <style:text-properties fo:color="#a31515" loext:opacity="100%"/>
    </style:style>
    <style:style style:name="T2" style:family="text">
      <style:text-properties fo:color="#098658" loext:opacity="100%"/>
    </style:style>
    <style:style style:name="T3" style:family="text">
      <style:text-properties fo:color="#0451a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TEGORY</text:p>
      <text:p text:style-name="P1"/>
      <text:p text:style-name="P3">[</text:p>
      <text:p text:style-name="P2">{</text:p>
      <text:p text:style-name="P2"><text:span text:style-name="T1">"category_id"</text:span>: <text:span text:style-name="T3">"CH_NV"</text:span>,</text:p>
      <text:p text:style-name="P2"><text:span text:style-name="T1">"category_name"</text:span>: <text:span text:style-name="T3">"Chinese Non-Veg"</text:span></text:p>
      <text:p text:style-name="P2">},</text:p>
      <text:p text:style-name="P2">{</text:p>
      <text:p text:style-name="P2"><text:span text:style-name="T1">"category_id"</text:span>: <text:span text:style-name="T3">"CH_V"</text:span>,</text:p>
      <text:p text:style-name="P2"><text:span text:style-name="T1">"category_name"</text:span>: <text:span text:style-name="T3">"Chinese Veg"</text:span></text:p>
      <text:p text:style-name="P2">},</text:p>
      <text:p text:style-name="P2">{</text:p>
      <text:p text:style-name="P2"><text:span text:style-name="T1">"category_id"</text:span>: <text:span text:style-name="T3">"CT_NV"</text:span>,</text:p>
      <text:p text:style-name="P2"><text:span text:style-name="T1">"category_name"</text:span>: <text:span text:style-name="T3">"Continental Non-Veg"</text:span></text:p>
      <text:p text:style-name="P2">},</text:p>
      <text:p text:style-name="P2">{</text:p>
      <text:p text:style-name="P2"><text:span text:style-name="T1">"category_id"</text:span>: <text:span text:style-name="T3">"CT_V"</text:span>,</text:p>
      <text:p text:style-name="P2"><text:span text:style-name="T1">"category_name"</text:span>: <text:span text:style-name="T3">"Continental Veg"</text:span></text:p>
      <text:p text:style-name="P2">},</text:p>
      <text:p text:style-name="P2">{</text:p>
      <text:p text:style-name="P2"><text:span text:style-name="T1">"category_id"</text:span>: <text:span text:style-name="T3">"IN_NV"</text:span>,</text:p>
      <text:p text:style-name="P2"><text:span text:style-name="T1">"category_name"</text:span>: <text:span text:style-name="T3">"Indian Non-Veg"</text:span></text:p>
      <text:p text:style-name="P2">},</text:p>
      <text:p text:style-name="P2">{</text:p>
      <text:p text:style-name="P2"><text:span text:style-name="T1">"category_id"</text:span>: <text:span text:style-name="T3">"IN_V"</text:span>,</text:p>
      <text:p text:style-name="P2"><text:span text:style-name="T1">"category_name"</text:span>: <text:span text:style-name="T3">"Indian Veg"</text:span></text:p>
      <text:p text:style-name="P2">}</text:p>
      <text:p text:style-name="P2">]</text:p>
      <text:p text:style-name="P1"/>
      <text:p text:style-name="P1"/>
      <text:p text:style-name="P1"/>
      <text:p text:style-name="P1">MENU</text:p>
      <text:p text:style-name="P1"/>
      <text:p text:style-name="P3">[</text:p>
      <text:p text:style-name="P2">{</text:p>
      <text:p text:style-name="P2"><text:span text:style-name="T1">"menu_id"</text:span>: <text:span text:style-name="T2">3</text:span>,</text:p>
      <text:p text:style-name="P2"><text:span text:style-name="T1">"item_name"</text:span>: <text:span text:style-name="T3">"Chicken Noodles"</text:span>,</text:p>
      <text:p text:style-name="P2"><text:span text:style-name="T1">"price"</text:span>: <text:span text:style-name="T2">150</text:span>,</text:p>
      <text:p text:style-name="P2"><text:span text:style-name="T1">"category_id"</text:span>: <text:span text:style-name="T3">"CH_NV"</text:span></text:p>
      <text:p text:style-name="P2">},</text:p>
      <text:p text:style-name="P2">{</text:p>
      <text:p text:style-name="P2"><text:span text:style-name="T1">"menu_id"</text:span>: <text:span text:style-name="T2">4</text:span>,</text:p>
      <text:p text:style-name="P2"><text:span text:style-name="T1">"item_name"</text:span>: <text:span text:style-name="T3">"Manchurian Noodles"</text:span>,</text:p>
      <text:p text:style-name="P2"><text:span text:style-name="T1">"price"</text:span>: <text:span text:style-name="T2">100</text:span>,</text:p>
      <text:p text:style-name="P2"><text:span text:style-name="T1">"category_id"</text:span>: <text:span text:style-name="T3">"CH_V"</text:span></text:p>
      <text:p text:style-name="P2">},</text:p>
      <text:p text:style-name="P2">{</text:p>
      <text:p text:style-name="P2"><text:span text:style-name="T1">"menu_id"</text:span>: <text:span text:style-name="T2">6</text:span>,</text:p>
      <text:p text:style-name="P2"><text:span text:style-name="T1">"item_name"</text:span>: <text:span text:style-name="T3">"Tandoori Chicken"</text:span>,</text:p>
      <text:p text:style-name="P2"><text:span text:style-name="T1">"price"</text:span>: <text:span text:style-name="T2">220</text:span>,</text:p>
      <text:p text:style-name="P2"><text:span text:style-name="T1">"category_id"</text:span>: <text:span text:style-name="T3">"CT_NV"</text:span></text:p>
      <text:p text:style-name="P2">},</text:p>
      <text:p text:style-name="P2"><text:soft-page-break/>{</text:p>
      <text:p text:style-name="P2"><text:span text:style-name="T1">"menu_id"</text:span>: <text:span text:style-name="T2">5</text:span>,</text:p>
      <text:p text:style-name="P2"><text:span text:style-name="T1">"item_name"</text:span>: <text:span text:style-name="T3">"Paneer Butter Masala"</text:span>,</text:p>
      <text:p text:style-name="P2"><text:span text:style-name="T1">"price"</text:span>: <text:span text:style-name="T2">200</text:span>,</text:p>
      <text:p text:style-name="P2"><text:span text:style-name="T1">"category_id"</text:span>: <text:span text:style-name="T3">"CT_V"</text:span></text:p>
      <text:p text:style-name="P2">},</text:p>
      <text:p text:style-name="P2">{</text:p>
      <text:p text:style-name="P2"><text:span text:style-name="T1">"menu_id"</text:span>: <text:span text:style-name="T2">2</text:span>,</text:p>
      <text:p text:style-name="P2"><text:span text:style-name="T1">"item_name"</text:span>: <text:span text:style-name="T3">"Chicken Biryani"</text:span>,</text:p>
      <text:p text:style-name="P2"><text:span text:style-name="T1">"price"</text:span>: <text:span text:style-name="T2">250</text:span>,</text:p>
      <text:p text:style-name="P2"><text:span text:style-name="T1">"category_id"</text:span>: <text:span text:style-name="T3">"IN_NV"</text:span></text:p>
      <text:p text:style-name="P2">},</text:p>
      <text:p text:style-name="P2">{</text:p>
      <text:p text:style-name="P2"><text:span text:style-name="T1">"menu_id"</text:span>: <text:span text:style-name="T2">1</text:span>,</text:p>
      <text:p text:style-name="P2"><text:span text:style-name="T1">"item_name"</text:span>: <text:span text:style-name="T3">"Veg Biryani"</text:span>,</text:p>
      <text:p text:style-name="P2"><text:span text:style-name="T1">"price"</text:span>: <text:span text:style-name="T2">180</text:span>,</text:p>
      <text:p text:style-name="P2"><text:span text:style-name="T1">"category_id"</text:span>: <text:span text:style-name="T3">"IN_V"</text:span></text:p>
      <text:p text:style-name="P2">}</text:p>
      <text:p text:style-name="P2">]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12:06:09.177285390</meta:creation-date>
    <dc:date>2022-07-19T13:38:11.273411855</dc:date>
    <meta:editing-duration>PT1H21M51S</meta:editing-duration>
    <meta:editing-cycles>2</meta:editing-cycles>
    <meta:generator>LibreOffice/7.3.3.2$Linux_X86_64 LibreOffice_project/30$Build-2</meta:generator>
    <meta:document-statistic meta:table-count="0" meta:image-count="0" meta:object-count="0" meta:page-count="2" meta:paragraph-count="66" meta:word-count="115" meta:character-count="859" meta:non-whitespace-character-count="810"/>
  </office:meta>
</office:document-meta>
</file>